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ff627" officeooo:paragraph-rsid="001ff627"/>
    </style:style>
    <style:style style:name="P2" style:family="paragraph" style:parent-style-name="Text_20_body">
      <style:text-properties officeooo:rsid="00210041" officeooo:paragraph-rsid="00210041"/>
    </style:style>
    <style:style style:name="P3" style:family="paragraph" style:parent-style-name="Heading_20_2">
      <style:text-properties officeooo:rsid="001ff627" officeooo:paragraph-rsid="001ff627"/>
    </style:style>
    <style:style style:name="T1" style:family="text">
      <style:text-properties officeooo:rsid="0022b0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S2001 week 5 practical: Finite state machines </text:h>
      <text:h text:style-name="P3" text:outline-level="2">Design</text:h>
      <text:p text:style-name="P1">To represent a finite state machine(FSM) in code, I plan to use a two-dimensional array[x][y] to contain hashtables. The size of <text:s/>dimension [x] will correspond to the number of states there are in the FSM. The second dimension will be 2. This is because each state should have 2 hashtables, one that maps inputs to outputs, and another that maps an input to a state change.</text:p>
      <text:p text:style-name="P2">I am using a hashtable as it makes sense that inputs are treated as keys that map to either an output value or output state. I will also keep <text:span text:style-name="T1">an array of valid inputs to check for bad inputs, and an array of states in order to initially construct the FSM.</text:span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6:46:28.973000000</meta:creation-date>
    <dc:date>2018-10-11T18:07:52.812000000</dc:date>
    <meta:editing-duration>PT28M23S</meta:editing-duration>
    <meta:editing-cycles>2</meta:editing-cycles>
    <meta:generator>LibreOffice/5.2.4.2$Windows_X86_64 LibreOffice_project/3d5603e1122f0f102b62521720ab13a38a4e0eb0</meta:generator>
    <meta:document-statistic meta:table-count="0" meta:image-count="0" meta:object-count="0" meta:page-count="1" meta:paragraph-count="4" meta:word-count="125" meta:character-count="681" meta:non-whitespace-character-count="558"/>
  </office:meta>
</office:document-meta>
</file>